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19mm"/>
    </style:style>
    <style:style style:name="co2" style:family="table-column">
      <style:table-column-properties fo:break-before="auto" style:column-width="25.7mm"/>
    </style:style>
    <style:style style:name="co3" style:family="table-column">
      <style:table-column-properties fo:break-before="auto" style:column-width="26.8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97.59mm" svg:y="23.58mm">
            <loext:p draw:notify-on-update-of-ranges="Feuille1.C1:Feuille1.C3 Feuille1.A1:Feuille1.A3 Feuille1.B1:Feuille1.B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ints effectués</text:p>
          </table:table-cell>
          <table:table-cell office:value-type="string" calcext:value-type="string">
            <text:p>Points totau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0" calcext:value-type="float">
            <text:p>61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0:04:39.502000000</meta:creation-date>
    <dc:date>2016-11-25T10:15:16.988000000</dc:date>
    <meta:editing-duration>PT10M38S</meta:editing-duration>
    <meta:editing-cycles>1</meta:editing-cycles>
    <meta:document-statistic meta:table-count="1" meta:cell-count="9" meta:object-count="1"/>
    <meta:generator>LibreOffice/5.0.1.2$Windows_x86 LibreOffice_project/81898c9f5c0d43f3473ba111d7b351050be2026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7.189cm" svg:y="0.316cm" chart:style-name="ch2">
          <text:p>BurnUp</text:p>
        </chart:title>
        <chart:legend chart:legend-position="end" svg:x="12.758cm" svg:y="3.952cm" style:legend-expansion="high" chart:style-name="ch3"/>
        <chart:plot-area chart:style-name="ch4" table:cell-range-address="Feuille1.A1:Feuille1.C3" chart:data-source-has-labels="both" svg:x="1.331cm" svg:y="1.275cm" svg:width="11.107cm" svg:height="6.564cm">
          <chartooo:coordinate-region svg:x="2.138cm" svg:y="1.474cm" svg:width="10.206cm" svg:height="5.718cm"/>
          <chart:axis chart:dimension="x" chart:name="primary-x" chart:style-name="ch5" chartooo:axis-type="auto">
            <chartooo:date-scale/>
            <chart:title svg:x="6.403cm" svg:y="8.019cm" chart:style-name="ch6">
              <text:p>Sprint</text:p>
            </chart:title>
            <chart:categories table:cell-range-address="Feuille1.C1:Feuille1.C3"/>
          </chart:axis>
          <chart:axis chart:dimension="y" chart:name="primary-y" chart:style-name="ch5">
            <chart:title svg:x="0.451cm" svg:y="5.077cm" chart:style-name="ch7">
              <text:p>Points</text:p>
            </chart:title>
            <chart:grid chart:style-name="ch8" chart:class="major"/>
          </chart:axis>
          <chart:series chart:style-name="ch9" chart:values-cell-range-address="Feuille1.A1:Feuille1.A3" loext:label-string="points_effectués" chart:class="chart:area">
            <chart:data-point chart:repeated="3"/>
          </chart:series>
          <chart:series chart:style-name="ch10" chart:values-cell-range-address="Feuille1.B1:Feuille1.B3" loext:label-string="points_totaux" chart:class="chart:area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s_effectués</text:p>
              </table:table-cell>
              <table:table-cell office:value-type="string">
                <text:p>points_totaux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C1:Feuille1.C3</svg:desc>
                </draw:g>
              </table:table-cell>
              <table:table-cell office:value-type="float" office:value="NaN">
                <text:p>NaN</text:p>
                <draw:g>
                  <svg:desc>Feuille1.A1:Feuille1.A3</svg:desc>
                </draw:g>
              </table:table-cell>
              <table:table-cell office:value-type="float" office:value="NaN">
                <text:p>NaN</text:p>
                <draw:g>
                  <svg:desc>Feuille1.B1:Feuille1.B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610">
                <text:p>6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